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020c2" officeooo:paragraph-rsid="001020c2" style:font-size-asian="21pt" style:font-size-complex="24pt"/>
    </style:style>
    <style:style style:name="P2" style:family="paragraph" style:parent-style-name="Standard">
      <style:text-properties fo:font-size="24pt" officeooo:rsid="00114f40" officeooo:paragraph-rsid="00114f40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ВСЕ ВИДИТ РОБОТ:</text:p>
      <text:p text:style-name="P1"/>
      <text:p text:style-name="P1">1. ВВОД «АЙ!» (ПАРАЛЛЕЛОГРАММ)</text:p>
      <text:p text:style-name="P1"/>
      <text:p text:style-name="P1">2. АКТИВИРОВАЛСЯ (ДЕЙСТВИЕ)</text:p>
      <text:p text:style-name="P1"/>
      <text:p text:style-name="P1">3. ЦИКЛ С ПРЕДУСЛОВИЕМ (РОМБИК И АЛЬТЕРНАТИВА С ВОЗВРАТОМ) «ДОШЕЛ ЛИ?»</text:p>
      <text:p text:style-name="P1"/>
      <text:p text:style-name="P1">3.1. УСЛОВИЕ (РОМБИК) «МОЖНО ПРОЙТИ?»</text:p>
      <text:p text:style-name="P1">3.1.1. ИДУ (АЛЬТЕРНАТИВА +)</text:p>
      <text:p text:style-name="P1">3.1.2. ОБХОЖУ (АЛЬТЕРНАТИВА -)</text:p>
      <text:p text:style-name="P1"/>
      <text:p text:style-name="P1">4. ЦИКЛ С ПОСТУСЛОВИЕМ (РОМБИК И АЛЬТЕРНАТИВА С ВОЗВРАТОМ) «ЕСТЬ ОТВЕТ?»</text:p>
      <text:p text:style-name="P1">4.1 ВЫВОД (ПАРАЛЛЕЛОГРАММ) «ВОПРОС?»</text:p>
      <text:p text:style-name="P2"/>
      <text:p text:style-name="P2">5. ДЕЙСТВИЕ (ПРЯМОУГОЛЬНИК) «СТАВЛЮ ДИАГНОЗ»</text:p>
      <text:p text:style-name="P2"/>
      <text:p text:style-name="P2">6. ВЫВОД «ВАШ ДИАГРОЗ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5:46:17.593535652</meta:creation-date>
    <dc:date>2019-06-06T16:27:58.877536460</dc:date>
    <meta:editing-duration>PT19M50S</meta:editing-duration>
    <meta:editing-cycles>1</meta:editing-cycles>
    <meta:document-statistic meta:table-count="0" meta:image-count="0" meta:object-count="0" meta:page-count="1" meta:paragraph-count="11" meta:word-count="59" meta:character-count="415" meta:non-whitespace-character-count="367"/>
    <meta:generator>LibreOffice/5.1.6.2$Linux_X86_64 LibreOffice_project/10m0$Build-2</meta:generator>
  </office:meta>
</office:document-meta>
</file>